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5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afd095"/>
    </style:style>
    <style:style style:name="ce7" style:family="table-cell" style:parent-style-name="Default">
      <style:table-cell-properties fo:background-color="#ffaa95"/>
    </style:style>
    <style:style style:name="ce3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5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BRS</text:p>
          </table:table-cell>
          <table:table-cell table:style-name="Default" office:value-type="string" calcext:value-type="string">
            <text:p>JP+ Bridges Road</text:p>
          </table:table-cell>
          <table:table-cell table:style-name="Default" office:value-type="string" calcext:value-type="string">
            <text:p>JP+ Bridges Rai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ke graphics consistent. Lighter glander for rail, missing pax underpass on roa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ix pillar overlap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ix rail bridge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fix rail bridge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870" calcext:value-type="float">
            <text:p>1870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Continuous truss bridge <text:a xlink:href="https://upload.wikimedia.org/wikipedia/commons/a/a6/Oshima_Big_Bridge-2.jpg" xlink:type="simple">https://upload.wikimedia.org/wikipedia/commons/a/a6/Oshima_Big_Bridge-2.jpg</text:a></text:p>
          </table:table-cell>
          <table:table-cell office:value-type="string" calcext:value-type="string">
            <text:p>Continuous truss bridge</text:p>
          </table:table-cell>
          <table:table-cell office:value-type="float" office:value="1930" calcext:value-type="float">
            <text:p>1930</text:p>
          </table:table-cell>
          <table:table-cell office:value-type="float" office:value="280" calcext:value-type="float">
            <text:p>280</text:p>
          </table:table-cell>
          <table:table-cell table:style-name="ce3" office:value-type="string" calcext:value-type="string">
            <text:p>tweak pillars or glander mayb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text:a xlink:href="https://en.wikipedia.org/wiki/Chikugo_River_Lift_Bridge#/media/File:Chikugo_River_Lift_Bridge_UP_20110914.jpg" xlink:type="simple">https://en.wikipedia.org/wiki/Chikugo_River_Lift_Bridge#/media/File:Chikugo_River_Lift_Bridge_UP_20110914.jpg</text:a></text:p>
          </table:table-cell>
          <table:table-cell office:value-type="string" calcext:value-type="string">
            <text:p>Truss bridge (blue) <text:a xlink:href="https://th.bing.com/th/id/R.3837261b3fb92ced7e0490b0c7f1ae49?rik=33azTpple3%2BqBQ&amp;riu=http%3A%2F%2Fblog-imgs-121.fc2.com%2F9%2F3%2Fm%2F93mini%2F20170424140107d7as.jpg&amp;ehk=DDRmT7KjEDXXZ67W2dR2ynsbM056jBbTths6SrSrSOk%3D&amp;risl=&amp;pid=ImgRaw&amp;r=0" xlink:type="simple">https://th.bing.com/th/id/R.3837261b3fb92ced7e0490b0c7f1ae49?rik=33azTpple3%2bqBQ&amp;riu=http%3a%2f%2fblog-imgs-121.fc2.com%2f9%2f3%2fm%2f93mini%2f20170424140107d7as.jpg&amp;ehk=DDRmT7KjEDXXZ67W2dR2ynsbM056jBbTths6SrSrSOk%3d&amp;risl=&amp;pid=ImgRaw&amp;r=0</text:a></text:p>
          </table:table-cell>
          <table:table-cell office:value-type="float" office:value="1890" calcext:value-type="float">
            <text:p>189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weak fence on bridgeh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office:value-type="float" office:value="1910" calcext:value-type="float">
            <text:p>1910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office:value-type="string" calcext:value-type="string">
            <text:p>Concrete Viaduct</text:p>
          </table:table-cell>
          <table:table-cell table:style-name="ce3" office:value-type="string" calcext:value-type="string">
            <text:p>Concrete Viaduct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Urban Elevated Road Wide</text:p>
          </table:table-cell>
          <table:table-cell table:style-name="ce3" office:value-type="string" calcext:value-type="string">
            <text:p>Urban Elevated Rail Wide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office:value-type="string" calcext:value-type="string">
            <text:p>Urban Elevated Road Narrow</text:p>
          </table:table-cell>
          <table:table-cell table:style-name="ce3" office:value-type="string" calcext:value-type="string">
            <text:p>Urban Elevated Rail Narrow</text:p>
          </table:table-cell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table:number-columns-repeated="2" table:style-name="ce7" office:value-type="string" calcext:value-type="string">
            <text:p>Single sided cable stayed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table:number-columns-repeated="2" table:style-name="ce7" office:value-type="string" calcext:value-type="string">
            <text:p>Single sided arch truss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table:number-columns-repeated="2" table:style-name="ce7" office:value-type="string" calcext:value-type="string">
            <text:p>Single sided big arch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o town bui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23:18:45.8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3-09-23T02:49:37.839000000</dc:date>
    <meta:editing-duration>P4DT7H40M23S</meta:editing-duration>
    <meta:editing-cycles>8</meta:editing-cycles>
    <meta:generator>LibreOffice/7.0.3.1$Windows_X86_64 LibreOffice_project/d7547858d014d4cf69878db179d326fc3483e082</meta:generator>
    <meta:document-statistic meta:table-count="1" meta:cell-count="124" meta:object-count="0"/>
  </office:meta>
</office:document-meta>
</file>